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Bibliography_20_1">
      <style:paragraph-properties>
        <style:tab-stops/>
      </style:paragraph-properties>
    </style:style>
    <style:style style:name="P2" style:family="paragraph" style:parent-style-name="Standard">
      <style:paragraph-properties fo:break-before="page"/>
      <style:text-properties style:font-name="Liberation Sans" fo:font-size="18pt" fo:font-weight="bold" style:font-size-asian="18pt" style:font-weight-asian="bold" style:font-size-complex="18pt" style:font-weight-complex="bold"/>
    </style:style>
    <style:style style:name="P3" style:family="paragraph" style:parent-style-name="Standard">
      <style:paragraph-properties fo:break-before="page"/>
      <style:text-properties style:font-name="Liberation Sans" fo:font-size="18pt" fo:font-weight="bold" officeooo:rsid="0008f1a9" officeooo:paragraph-rsid="0008f1a9" style:font-size-asian="18pt" style:font-weight-asian="bold" style:font-size-complex="18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officeooo:rsid="00089e78" officeooo:paragraph-rsid="00089e78"/>
    </style:style>
    <style:style style:name="P6" style:family="paragraph" style:parent-style-name="Standard">
      <style:text-properties style:font-name="Liberation Sans" fo:font-size="18pt" fo:font-weight="bold" officeooo:rsid="0008f1a9" officeooo:paragraph-rsid="0008f1a9" style:font-size-asian="18pt" style:font-weight-asian="bold" style:font-size-complex="18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ext_20_body">
      <style:text-properties officeooo:paragraph-rsid="0008f1a9"/>
    </style:style>
    <style:style style:name="P11" style:family="paragraph" style:parent-style-name="Text_20_body">
      <style:text-properties officeooo:rsid="000a84ff" officeooo:paragraph-rsid="000a84ff"/>
    </style:style>
    <style:style style:name="P12" style:family="paragraph" style:parent-style-name="Text_20_body">
      <style:text-properties officeooo:paragraph-rsid="00073e63"/>
    </style:style>
    <style:style style:name="P13" style:family="paragraph" style:parent-style-name="Text_20_body">
      <style:text-properties officeooo:rsid="000b3165" officeooo:paragraph-rsid="000b3165"/>
    </style:style>
    <style:style style:name="P14" style:family="paragraph" style:parent-style-name="Text_20_body">
      <style:text-properties officeooo:rsid="000f0b1c" officeooo:paragraph-rsid="000f0b1c"/>
    </style:style>
    <style:style style:name="P15" style:family="paragraph" style:parent-style-name="Text_20_body">
      <style:text-properties officeooo:paragraph-rsid="000aac32"/>
    </style:style>
    <style:style style:name="P16" style:family="paragraph" style:parent-style-name="Heading_20_1">
      <style:paragraph-properties fo:break-before="page"/>
    </style:style>
    <style:style style:name="P17" style:family="paragraph" style:parent-style-name="Heading_20_1" style:list-style-name="">
      <style:paragraph-properties fo:break-before="page"/>
    </style:style>
    <style:style style:name="P18" style:family="paragraph" style:parent-style-name="Heading_20_3">
      <style:text-properties officeooo:paragraph-rsid="00155e55"/>
    </style:style>
    <style:style style:name="P19" style:family="paragraph" style:parent-style-name="Standard">
      <style:text-properties officeooo:rsid="0016fda2" officeooo:paragraph-rsid="0016fda2"/>
    </style:style>
    <style:style style:name="P20" style:family="paragraph" style:parent-style-name="Text_20_body">
      <style:text-properties officeooo:paragraph-rsid="00133148"/>
    </style:style>
    <style:style style:name="P21" style:family="paragraph" style:parent-style-name="Text_20_body">
      <style:text-properties officeooo:rsid="000f0b1c" officeooo:paragraph-rsid="000f0b1c"/>
    </style:style>
    <style:style style:name="P22" style:family="paragraph" style:parent-style-name="Text_20_body">
      <style:text-properties officeooo:paragraph-rsid="00155e55"/>
    </style:style>
    <style:style style:name="T1" style:family="text">
      <style:text-properties officeooo:rsid="00073e63"/>
    </style:style>
    <style:style style:name="T2" style:family="text">
      <style:text-properties officeooo:rsid="00089e78"/>
    </style:style>
    <style:style style:name="T3" style:family="text">
      <style:text-properties officeooo:rsid="0008f1a9"/>
    </style:style>
    <style:style style:name="T4" style:family="text">
      <style:text-properties officeooo:rsid="000a84ff"/>
    </style:style>
    <style:style style:name="T5" style:family="text">
      <style:text-properties officeooo:rsid="000aac32"/>
    </style:style>
    <style:style style:name="T6" style:family="text">
      <style:text-properties officeooo:rsid="00103533"/>
    </style:style>
    <style:style style:name="T7" style:family="text">
      <style:text-properties officeooo:rsid="00118b22"/>
    </style:style>
    <style:style style:name="T8" style:family="text">
      <style:text-properties officeooo:rsid="00133148"/>
    </style:style>
    <style:style style:name="T9" style:family="text">
      <style:text-properties officeooo:rsid="001382f3"/>
    </style:style>
    <style:style style:name="T10" style:family="text">
      <style:text-properties officeooo:rsid="00138dff"/>
    </style:style>
    <style:style style:name="T11" style:family="text">
      <style:text-properties officeooo:rsid="0014c68b"/>
    </style:style>
    <style:style style:name="T12" style:family="text">
      <style:text-properties officeooo:rsid="00155e5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
      <text:p text:style-name="P4"/>
      <text:p text:style-name="P4">QR Code-Reader für das HTW Computermuseum</text:p>
      <text:p text:style-name="P4"/>
      <text:p text:style-name="P4"/>
      <text:p text:style-name="P4"/>
      <text:p text:style-name="P4"/>
      <text:p text:style-name="P4">Abschlussarbeit</text:p>
      <text:p text:style-name="P4"/>
      <text:p text:style-name="P4">zur Erlangung des akademischen Grades:</text:p>
      <text:p text:style-name="P4"/>
      <text:p text:style-name="P4">Bachelor of Science (B.Sc.) </text:p>
      <text:p text:style-name="P4"/>
      <text:p text:style-name="P4"/>
      <text:p text:style-name="P4">an der</text:p>
      <text:p text:style-name="P4"/>
      <text:p text:style-name="P4"/>
      <text:p text:style-name="P4">Hochschule für Technik und Wirtschaft Berlin</text:p>
      <text:p text:style-name="P4">Fachbereich 4: Informatik, Kommunikation und Wirtschaft</text:p>
      <text:p text:style-name="P4">Studiengang Angewandte Informatik</text:p>
      <text:p text:style-name="P4"/>
      <text:p text:style-name="P4"/>
      <text:p text:style-name="P4">1. Prüfer: Prof. Rüdger Oßwald</text:p>
      <text:p text:style-name="P4">2. Prüfer: Dipl.-Ing. Joachim Köhler</text:p>
      <text:p text:style-name="P4"/>
      <text:p text:style-name="P4"/>
      <text:p text:style-name="P4">Eingereicht von Roy Beyer</text:p>
      <text:p text:style-name="P4"/>
      <text:p text:style-name="P4"/>
      <text:p text:style-name="P4">12.02.2021 </text:p>
      <text:p text:style-name="P4"/>
      <text:p text:style-name="P2">Kurzbeschreibung</text:p>
      <text:p text:style-name="Standard"/>
      <text:p text:style-name="Standard">Im Rahmen dieser Arbeit entsteht in Zusammenarbeit mit dem Computermuseum der Hochschule für Technik und Wirtschaft Berlin eine <text:span text:style-name="T2">Web-Anwendung</text:span>, die die Online-Präsenz des Museums weiter mit dem Standort des Museums am HTW-Campus in der Wilhelminenhofstraße in Berlin-Oberschöneweide vernetzen soll.</text:p>
      <text:p text:style-name="Standard">Dazu erhält die App zwei große Hauptfunktionen. Die erste Funktion ist eine Funktion zum Erkennen und Auswerten von QR-Codes. Hierfür werden die Ausstellungsstücke mit QR-Codes ausgestattet. In diesen QR-Codes ist ein Link zu <text:span text:style-name="T2">weiteren Informationen über das Ausstellungsstück hinterlegt</text:span>. <text:span text:style-name="T2">Diese Informationen können zum Beispiel weitere Bilder, Animationen oder auch ein Link zum Ausstellungsstück auf der Webseite des Computermuseums sein. Mit Hilfe der App können Besucher die einzelnen Codes scannen und die darin enthaltenen Informationen entschlüsseln und aufrufen.</text:span></text:p>
      <text:p text:style-name="Standard">Die andere Funktion ist ein Quiz über die einzelnen Ausstellungsstücke. Mit dieser Funktion sollen vor allem jüngere Besucher dazu animiert werden, sich näher mit den einzelnen Ausstellungsstücken zu beschäftigen. Als Hilfsmittel beim Beantworten der Fragen erhält der Benutzer die Möglichkeit auch die QR-Code-Erkennung zu nutzen und so Lösungen direkt auf der Webseite des Computermuseums zu suchen.</text:p>
      <text:p text:style-name="P5">Außerdem entsteht noch ein kleiner Administrationsbereich. Hier erhalten die Mitarbeiter des Museums unter anderem die Möglichkeit zur Erstellung neuer QR-Codes und zur Erstellung neuer Quizfragen. </text:p>
      <text:p text:style-name="P5">Das Backend der Anwendung wird in Java, das Frontend in HTML und JavaScript entwickelt. Als Entwicklungsumgebung kommt vor allem die Eclipse-IDE und das Notepad++ zum Einsatz. Für die Quiz-Funktion wird außerdem eine PostgreSQL-Datenbank genutzt. </text:p>
      <text:p text:style-name="Standard"/>
      <text:p text:style-name="P6"/>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text:a xlink:type="simple" xlink:href="#__RefHeading___Toc787_169595804" text:style-name="Index_20_Link" text:visited-style-name="Index_20_Link">Einführung<text:tab/>5</text:a></text:p>
          <text:p text:style-name="P8"><text:a xlink:type="simple" xlink:href="#__RefHeading___Toc789_169595804" text:style-name="Index_20_Link" text:visited-style-name="Index_20_Link">Hintergrund der Arbeit<text:tab/>5</text:a></text:p>
          <text:p text:style-name="P8"><text:a xlink:type="simple" xlink:href="#__RefHeading___Toc791_169595804" text:style-name="Index_20_Link" text:visited-style-name="Index_20_Link">Problemstellung und Forschungsfrage<text:tab/>5</text:a></text:p>
          <text:p text:style-name="P8"><text:a xlink:type="simple" xlink:href="#__RefHeading___Toc793_169595804" text:style-name="Index_20_Link" text:visited-style-name="Index_20_Link">Aufbau der Arbeit<text:tab/>5</text:a></text:p>
          <text:p text:style-name="P7"><text:a xlink:type="simple" xlink:href="#__RefHeading___Toc795_169595804" text:style-name="Index_20_Link" text:visited-style-name="Index_20_Link">Grundlagen<text:tab/>6</text:a></text:p>
          <text:p text:style-name="P8"><text:a xlink:type="simple" xlink:href="#__RefHeading___Toc799_169595804" text:style-name="Index_20_Link" text:visited-style-name="Index_20_Link">Die QR-Codes<text:tab/>6</text:a></text:p>
          <text:p text:style-name="P8"><text:a xlink:type="simple" xlink:href="#__RefHeading___Toc801_169595804" text:style-name="Index_20_Link" text:visited-style-name="Index_20_Link">Das HTW-Computermuseum<text:tab/>6</text:a></text:p>
          <text:p text:style-name="P7"><text:a xlink:type="simple" xlink:href="#__RefHeading___Toc803_169595804" text:style-name="Index_20_Link" text:visited-style-name="Index_20_Link">Planung<text:tab/>7</text:a></text:p>
          <text:p text:style-name="P8"><text:a xlink:type="simple" xlink:href="#__RefHeading___Toc805_169595804" text:style-name="Index_20_Link" text:visited-style-name="Index_20_Link">Anforderungserhebung und -analyse<text:tab/>7</text:a></text:p>
          <text:p text:style-name="P9"><text:a xlink:type="simple" xlink:href="#__RefHeading___Toc807_169595804" text:style-name="Index_20_Link" text:visited-style-name="Index_20_Link">Ist-Analyse<text:tab/>7</text:a></text:p>
          <text:p text:style-name="P9"><text:a xlink:type="simple" xlink:href="#__RefHeading___Toc809_169595804" text:style-name="Index_20_Link" text:visited-style-name="Index_20_Link">Soll-Konzept<text:tab/>7</text:a></text:p>
          <text:p text:style-name="P8"><text:a xlink:type="simple" xlink:href="#__RefHeading___Toc811_169595804" text:style-name="Index_20_Link" text:visited-style-name="Index_20_Link">Konzeption und Entwurf<text:tab/>7</text:a></text:p>
          <text:p text:style-name="P7"><text:a xlink:type="simple" xlink:href="#__RefHeading___Toc813_169595804" text:style-name="Index_20_Link" text:visited-style-name="Index_20_Link">Implementierung<text:tab/>8</text:a></text:p>
          <text:p text:style-name="P7"><text:a xlink:type="simple" xlink:href="#__RefHeading___Toc815_169595804" text:style-name="Index_20_Link" text:visited-style-name="Index_20_Link">Testphase<text:tab/>9</text:a></text:p>
          <text:p text:style-name="P7"><text:a xlink:type="simple" xlink:href="#__RefHeading___Toc817_169595804" text:style-name="Index_20_Link" text:visited-style-name="Index_20_Link">Darstellung und Bewertung der Ergebnisse<text:tab/>10</text:a></text:p>
          <text:p text:style-name="P7"><text:a xlink:type="simple" xlink:href="#__RefHeading___Toc819_169595804" text:style-name="Index_20_Link" text:visited-style-name="Index_20_Link">Zusammenfassung<text:tab/>11</text:a></text:p>
          <text:p text:style-name="P8"><text:a xlink:type="simple" xlink:href="#__RefHeading___Toc821_169595804" text:style-name="Index_20_Link" text:visited-style-name="Index_20_Link">Schlussfolgerungen<text:tab/>11</text:a></text:p>
          <text:p text:style-name="P8"><text:a xlink:type="simple" xlink:href="#__RefHeading___Toc823_169595804" text:style-name="Index_20_Link" text:visited-style-name="Index_20_Link">Limitationen<text:tab/>11</text:a></text:p>
          <text:p text:style-name="P8"><text:a xlink:type="simple" xlink:href="#__RefHeading___Toc825_169595804" text:style-name="Index_20_Link" text:visited-style-name="Index_20_Link">Ausblick<text:tab/>11</text:a></text:p>
          <text:p text:style-name="P7"><text:a xlink:type="simple" xlink:href="#__RefHeading___Toc827_169595804" text:style-name="Index_20_Link" text:visited-style-name="Index_20_Link">Quellenverzeichnis<text:tab/>12</text:a></text:p>
          <text:p text:style-name="P7"><text:a xlink:type="simple" xlink:href="#__RefHeading___Toc829_169595804" text:style-name="Index_20_Link" text:visited-style-name="Index_20_Link">Literaturverzeichnis<text:tab/>13</text:a></text:p>
          <text:p text:style-name="P7"><text:a xlink:type="simple" xlink:href="#__RefHeading___Toc831_169595804" text:style-name="Index_20_Link" text:visited-style-name="Index_20_Link">Abbildungsverzeichnis<text:tab/>14</text:a></text:p>
          <text:p text:style-name="P7"><text:a xlink:type="simple" xlink:href="#__RefHeading___Toc833_169595804" text:style-name="Index_20_Link" text:visited-style-name="Index_20_Link">Tabellenverzeichnis<text:tab/>15</text:a></text:p>
          <text:p text:style-name="P7"><text:a xlink:type="simple" xlink:href="#__RefHeading___Toc835_169595804" text:style-name="Index_20_Link" text:visited-style-name="Index_20_Link">Eidesstattliche Versicherung<text:tab/>16</text:a></text:p>
        </text:index-body>
      </text:table-of-content>
      <text:p text:style-name="Standard"/>
      <text:p text:style-name="Standard"/>
      <text:p text:style-name="Standard"/>
      <text:p text:style-name="Standard"/>
      <text:p text:style-name="Standard"/>
      <text:h text:style-name="P17" text:outline-level="1"/>
      <text:h text:style-name="P16" text:outline-level="1"><text:bookmark-start text:name="__RefHeading___Toc787_169595804"/>Einführung<text:bookmark-end text:name="__RefHeading___Toc787_169595804"/></text:h>
      <text:p text:style-name="Standard"/>
      <text:h text:style-name="Heading_20_2" text:outline-level="2"><text:bookmark-start text:name="__RefHeading___Toc789_169595804"/>Hintergrund der Arbeit<text:bookmark-end text:name="__RefHeading___Toc789_169595804"/></text:h>
      <text:p text:style-name="Standard"/>
      <text:h text:style-name="Heading_20_2" text:outline-level="2"><text:bookmark-start text:name="__RefHeading___Toc791_169595804"/>Problemstellung und Forschungsfrage<text:bookmark-end text:name="__RefHeading___Toc791_169595804"/></text:h>
      <text:p text:style-name="P14">Wie kann man das Online-Angebot besser mit dem Angebot des lokalen Museumsstandort auf dem HTW-Campus Wilhelminenhofstraße verknüpfen und die Besucher mehr für das Museum begeistern.</text:p>
      <text:p text:style-name="Standard"/>
      <text:h text:style-name="Heading_20_2" text:outline-level="2"><text:bookmark-start text:name="__RefHeading___Toc793_169595804"/>Aufbau der Arbeit<text:bookmark-end text:name="__RefHeading___Toc793_169595804"/></text:h>
      <text:p text:style-name="P20"><text:span text:style-name="T8">Diese Arbeit ist in fünf Bereiche aufgeteilt. Im ersten Kapitel werden zunächst einige Grundlagen erklärt, die für diese Arbeit benötigt werden. </text:span><text:span text:style-name="T9">Zu diesen Grundlagen gehören Erklärungen über Computermuseum und über QR-Codes. </text:span><text:span text:style-name="T8">Mit dem nächsten Kapitel startet die eigentliche Arbeit am Projekt. </text:span></text:p>
      <text:p text:style-name="Standard"/>
      <text:h text:style-name="P16" text:outline-level="1"><text:bookmark-start text:name="__RefHeading___Toc795_169595804"/>Grundlagen<text:bookmark-end text:name="__RefHeading___Toc795_169595804"/></text:h>
      <text:h text:style-name="Heading_20_2" text:outline-level="2"><text:bookmark-start text:name="__RefHeading___Toc799_169595804"/>Die QR-Codes<text:bookmark-end text:name="__RefHeading___Toc799_169595804"/></text:h>
      <text:p text:style-name="Standard"/>
      <text:h text:style-name="Heading_20_2" text:outline-level="2"><text:bookmark-start text:name="__RefHeading___Toc801_169595804"/>Das HTW-Computermuseum<text:bookmark-end text:name="__RefHeading___Toc801_169595804"/></text:h>
      <text:p text:style-name="P11">Beim <text:s/>Computermuseum handelt es sich um ein Studienprojekt der HTW mit verschiedenen Schwerpunkten rund um den Computer. Zu diesen Schwerpunkten gehören zum Beispiel neben der Geschichte des Computers auch die Entwicklung der verschiedenen Speichertechnologien und die Geschichte des Rechnens. Derzeit umfasst das Museum einen Bestand von fast 600 Exponaten. Viele Exponate sind Leihgaben der am Projekt beteiligten Professoren.</text:p>
      <text:p text:style-name="P12"><text:span text:style-name="T1">Das </text:span><text:span text:style-name="T4">Museum </text:span><text:span text:style-name="T1">wurde im Jahr 2007 als reines Onlineprojekt und Kooperation zwischen den Studiengängen „Angewandte Informatik“, „Museumskunde“ und zeitweise auch „Medieninformatik“ gestartet. </text:span><text:span text:style-name="T3">Hier wurden zunächst alle vorhandenen Ausstellungsstücken mit Bildern und weiteren Informationen katalogisiert und auf der Webseite des Computermuseums ausgestellt. </text:span></text:p>
      <text:p text:style-name="P10"><text:span text:style-name="T3">Rund zwei Jahre später wurde das <text:s/>bis dahin reine Online-Museum um einen Offline-Standort erweitert. </text:span><text:span text:style-name="T4">Dafür</text:span><text:span text:style-name="T3"> wurden </text:span><text:span text:style-name="T4">der Raum C610 und dessen umliegende Flure</text:span><text:span text:style-name="T3"> auf der sechsten Etage des Gebäude C auf dem HTW-Campus in der Wilhelminenhofstraße </text:span><text:span text:style-name="T4">ausgewählt und vorbereitet. Besucher haben hier die Möglichkeit sich </text:span><text:span text:style-name="T5">bei freiem Eintritt</text:span><text:span text:style-name="T4"> zu regelmäßigen Öffnungs</text:span><text:span text:style-name="T5">zeiten einen Teil der Exponate anzuschauen und teilweise auch selbst auszuprobieren. Die Mitarbeiter des Museums stehen den Besuchern bei Fragen jederzeit zur Verfügung.</text:span></text:p>
      <text:p text:style-name="P15"><text:span text:style-name="T5">Seit vielen Jahren ist das Computermuseum auch an den Aktivitäten der HTW zur langen Nacht der Wissenschaft beteiligt und bei den Besuchern sehr beliebt. </text:span><text:span text:style-name="T6">Im Rahmen dieser Aktivitäten haben sie die Möglichkeit an Führungen durch das Museum teilzunehmen. Außerdem</text:span><text:span text:style-name="T5"> haben sie zum Beispiel die Möglichkeit alte Videospiele auf den funktionstüchtigen Ausstellungsstücken auszuprobieren oder das Rechnen nach Adam Ries zu lernen.</text:span></text:p>
      <text:p text:style-name="Standard"/>
      <text:p text:style-name="Standard"/>
      <text:h text:style-name="P16" text:outline-level="1"><text:bookmark-start text:name="__RefHeading___Toc803_169595804"/>Planung<text:bookmark-end text:name="__RefHeading___Toc803_169595804"/></text:h>
      <text:p text:style-name="Standard"/>
      <text:h text:style-name="Heading_20_2" text:outline-level="2"><text:bookmark-start text:name="__RefHeading___Toc805_169595804"/>Anforderungserhebung und -analyse<text:bookmark-end text:name="__RefHeading___Toc805_169595804"/></text:h>
      <text:h text:style-name="Heading_20_3" text:outline-level="3"><text:bookmark-start text:name="__RefHeading___Toc807_169595804"/>Ist-Analyse<text:bookmark-end text:name="__RefHeading___Toc807_169595804"/></text:h>
      <text:p text:style-name="P13">Hierfür muss man zunächst zwischen dem Online- und dem Offline-Bereich des Museums unterscheiden.</text:p>
      <text:p text:style-name="P14">Betrachtet man zunächst den Offline-Bereich, hat man hier vor allem die Möglichkeit sich viele der Exponate <text:span text:style-name="T6">anzuschauen und teilweise auch selbst auszuprobieren. Für genauere Informationen gibt es für </text:span><text:span text:style-name="T7">viele der Ausstellungsstücke kleine </text:span><text:span text:style-name="T12">Informationstafeln. Zusätzlich gibt es für einige Ausstellungsstücke noch kleine </text:span><text:span text:style-name="T7">Info-Zettel mit einer kurzen Beschreibung des Ausstellungsstücks </text:span><text:span text:style-name="T12">zum Mitnehmen</text:span><text:span text:style-name="T7">. </text:span><text:span text:style-name="T9">Für genauer Erklärungen stehen den Besuchern auch die Mitarbeiter des Museums zur Verfügung. </text:span><text:span text:style-name="T10">Ebenso haben Besucher die Möglichkeit sich auf der Homepage weitere Informationen über das jeweilige Ausstellungsstück anzuschauen. Auf der Homepage des Museums finden Besucher den kompletten Katalog der Ausstellungsstücke des Museums. Hier hat jedes Ausstellungsstück einen eigenen Katalogeintrag mit Informationen und Bildern. </text:span><text:span text:style-name="T11">Das Computermuseum nutzt dafür seit mehreren Jahren die Software CollectiveAccess. Dabei handelt es sich um eine Software speziell für Museen und Archive zum Verwalten und Katalogisieren ihrer Exponate. </text:span><text:span text:style-name="T12">Die Mitarbeiter haben hier die Möglichkeit für jedes Exponat einen eigenen Eintrag zu erstellen und mit Tags zu versehen, um diese schneller wiederzufinden. Aufgrund Grundlage dieser Daten wird ein großer Teil Homepage des Computermuseums generiert. </text:span></text:p>
      <text:p text:style-name="P22"><text:span text:style-name="T12">Neben der eigenen Homepage verfügt das Museum auch über einen eigenen Youtube-Kanal. Hier stellt werden neben dem Museum selbst auch einige Ausstellungstücke vorgestellt. <text:s/></text:span></text:p>
      <text:h text:style-name="P18" text:outline-level="3"><text:bookmark-start text:name="__RefHeading___Toc809_169595804"/>Soll-Konzept<text:bookmark-end text:name="__RefHeading___Toc809_169595804"/></text:h>
      <text:p text:style-name="Standard"/>
      <text:h text:style-name="Heading_20_2" text:outline-level="2"><text:bookmark-start text:name="__RefHeading___Toc811_169595804"/>Konzeption und Entwurf<text:bookmark-end text:name="__RefHeading___Toc811_169595804"/></text:h>
      <text:h text:style-name="Heading_20_3" text:outline-level="3">Datenbank</text:h>
      <text:p text:style-name="P19">Die Datenbank dient als Grundlage für das Quiz. </text:p>
      <text:p text:style-name="Standard"/>
      <text:p text:style-name="Standard"/>
      <text:h text:style-name="P16" text:outline-level="1"><text:bookmark-start text:name="__RefHeading___Toc813_169595804"/>Implementierung<text:bookmark-end text:name="__RefHeading___Toc813_169595804"/></text:h>
      <text:p text:style-name="Standard"/>
      <text:p text:style-name="Standard"/>
      <text:p text:style-name="Standard"/>
      <text:h text:style-name="P16" text:outline-level="1"><text:bookmark-start text:name="__RefHeading___Toc815_169595804"/>Testphase<text:bookmark-end text:name="__RefHeading___Toc815_169595804"/></text:h>
      <text:p text:style-name="Standard"/>
      <text:p text:style-name="Standard"/>
      <text:p text:style-name="Standard"/>
      <text:h text:style-name="P16" text:outline-level="1"><text:bookmark-start text:name="__RefHeading___Toc817_169595804"/>Darstellung und Bewertung der Ergebnisse<text:bookmark-end text:name="__RefHeading___Toc817_169595804"/></text:h>
      <text:p text:style-name="Standard"/>
      <text:p text:style-name="Standard"/>
      <text:p text:style-name="Standard"/>
      <text:h text:style-name="P16" text:outline-level="1"><text:bookmark-start text:name="__RefHeading___Toc819_169595804"/>Zusammenfassung<text:bookmark-end text:name="__RefHeading___Toc819_169595804"/></text:h>
      <text:p text:style-name="Standard"/>
      <text:h text:style-name="Heading_20_2" text:outline-level="2"><text:bookmark-start text:name="__RefHeading___Toc821_169595804"/>Schlussfolgerungen<text:bookmark-end text:name="__RefHeading___Toc821_169595804"/></text:h>
      <text:p text:style-name="Standard"/>
      <text:h text:style-name="Heading_20_2" text:outline-level="2"><text:bookmark-start text:name="__RefHeading___Toc823_169595804"/>Limitationen<text:bookmark-end text:name="__RefHeading___Toc823_169595804"/></text:h>
      <text:p text:style-name="Standard"/>
      <text:h text:style-name="Heading_20_2" text:outline-level="2"><text:bookmark-start text:name="__RefHeading___Toc825_169595804"/>Ausblick<text:bookmark-end text:name="__RefHeading___Toc825_169595804"/></text:h>
      <text:p text:style-name="Standard"/>
      <text:p text:style-name="Standard"/>
      <text:p text:style-name="Standard"/>
      <text:h text:style-name="P16" text:outline-level="1"><text:bookmark-start text:name="__RefHeading___Toc827_169595804"/>Quellenverzeichnis<text:bookmark-end text:name="__RefHeading___Toc827_169595804"/></text:h>
      <text:p text:style-name="Standard"/>
      <text:p text:style-name="Standard"/>
      <text:h text:style-name="P16" text:outline-level="1"><text:bookmark-start text:name="__RefHeading___Toc829_169595804"/>Literaturverzeichnis<text:bookmark-end text:name="__RefHeading___Toc829_169595804"/></text:h>
      <text:bibliography text:style-name="Sect1"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url"/>
            <text:index-entry-span>, </text:index-entry-span>
            <text:index-entry-bibliography text:bibliography-data-field="custom1"/>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url"/>
            <text:index-entry-span>,</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Bibliography_20_Heading">Literaturverzeichnis</text:p>
          </text:index-title>
          <text:p text:style-name="P1"/>
        </text:index-body>
      </text:bibliography>
      <text:p text:style-name="Text_20_body"/>
      <text:p text:style-name="Standard"/>
      <text:p text:style-name="Standard"/>
      <text:h text:style-name="P16" text:outline-level="1"><text:bookmark-start text:name="__RefHeading___Toc831_169595804"/>Abbildungsverzeichnis<text:bookmark-end text:name="__RefHeading___Toc831_169595804"/></text:h>
      <text:p text:style-name="Standard"/>
      <text:h text:style-name="P16" text:outline-level="1"><text:bookmark-start text:name="__RefHeading___Toc833_169595804"/>Tabellenverzeichnis<text:bookmark-end text:name="__RefHeading___Toc833_169595804"/></text:h>
      <text:p text:style-name="Standard"/>
      <text:p text:style-name="Standard"/>
      <text:p text:style-name="Standard"/>
      <text:h text:style-name="P16" text:outline-level="1"><text:bookmark-start text:name="__RefHeading___Toc835_169595804"/>Eidesstattliche Versicherung<text:bookmark-end text:name="__RefHeading___Toc835_169595804"/></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8T22:30:24.990000000</meta:creation-date>
    <dc:date>2020-12-29T00:37:26.058000000</dc:date>
    <meta:editing-duration>PT35M</meta:editing-duration>
    <meta:editing-cycles>5</meta:editing-cycles>
    <meta:generator>LibreOffice/7.0.3.1$Windows_X86_64 LibreOffice_project/d7547858d014d4cf69878db179d326fc3483e082</meta:generator>
    <meta:document-statistic meta:table-count="0" meta:image-count="0" meta:object-count="0" meta:page-count="16" meta:paragraph-count="79" meta:word-count="898" meta:character-count="6856" meta:non-whitespace-character-count="6025"/>
  </office:meta>
</office:document-meta>
</file>